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1055in" svg:height="3.5453in" svg:x="2.5146in" svg:y="4.3083in">
            <draw:object draw:notify-on-update-of-ranges="Sheet1.C6:Sheet1.C35 Sheet1.D6:Sheet1.D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log(2^k)</text:p>
          </table:table-cell>
          <table:table-cell office:value-type="string" calcext:value-type="string">
            <text:p>log(Nc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LOG(2^[.A2])" office:value-type="float" office:value="4.8164799306237" calcext:value-type="float">
            <text:p>4.8164799306</text:p>
          </table:table-cell>
          <table:table-cell table:formula="of:=LOG([.B2])" office:value-type="float" office:value="0.301029995663981" calcext:value-type="float">
            <text:p>0.30102999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LOG(2^[.A3])" office:value-type="float" office:value="5.11750992628768" calcext:value-type="float">
            <text:p>5.1175099263</text:p>
          </table:table-cell>
          <table:table-cell table:formula="of:=LOG([.B3])" office:value-type="float" office:value="0.301029995663981" calcext:value-type="float">
            <text:p>0.30102999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LOG(2^[.A4])" office:value-type="float" office:value="5.41853992195166" calcext:value-type="float">
            <text:p>5.418539922</text:p>
          </table:table-cell>
          <table:table-cell table:formula="of:=LOG([.B4])" office:value-type="float" office:value="0.301029995663981" calcext:value-type="float">
            <text:p>0.30102999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LOG(2^[.A5])" office:value-type="float" office:value="5.71956991761564" calcext:value-type="float">
            <text:p>5.7195699176</text:p>
          </table:table-cell>
          <table:table-cell table:formula="of:=LOG([.B5])" office:value-type="float" office:value="0.301029995663981" calcext:value-type="float">
            <text:p>0.30102999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LOG(2^[.A6])" office:value-type="float" office:value="6.02059991327962" calcext:value-type="float">
            <text:p>6.0205999133</text:p>
          </table:table-cell>
          <table:table-cell table:formula="of:=LOG([.B6])" office:value-type="float" office:value="0.778151250383644" calcext:value-type="float">
            <text:p>0.77815125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LOG(2^[.A7])" office:value-type="float" office:value="6.3216299089436" calcext:value-type="float">
            <text:p>6.3216299089</text:p>
          </table:table-cell>
          <table:table-cell table:formula="of:=LOG([.B7])" office:value-type="float" office:value="0.602059991327962" calcext:value-type="float">
            <text:p>0.60205999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LOG(2^[.A8])" office:value-type="float" office:value="6.92368990027157" calcext:value-type="float">
            <text:p>6.9236899003</text:p>
          </table:table-cell>
          <table:table-cell table:formula="of:=LOG([.B8])" office:value-type="float" office:value="0.903089986991943" calcext:value-type="float">
            <text:p>0.9030899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LOG(2^[.A9])" office:value-type="float" office:value="7.22471989593555" calcext:value-type="float">
            <text:p>7.2247198959</text:p>
          </table:table-cell>
          <table:table-cell table:formula="of:=LOG([.B9])" office:value-type="float" office:value="1.11394335230684" calcext:value-type="float">
            <text:p>1.11394335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LOG(2^[.A10])" office:value-type="float" office:value="7.52574989159953" calcext:value-type="float">
            <text:p>7.5257498916</text:p>
          </table:table-cell>
          <table:table-cell table:formula="of:=LOG([.B10])" office:value-type="float" office:value="0.477121254719662" calcext:value-type="float">
            <text:p>0.47712125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LOG(2^[.A11])" office:value-type="float" office:value="7.82677988726351" calcext:value-type="float">
            <text:p>7.8267798873</text:p>
          </table:table-cell>
          <table:table-cell table:formula="of:=LOG([.B11])" office:value-type="float" office:value="0.903089986991943" calcext:value-type="float">
            <text:p>0.9030899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formula="of:=LOG(2^[.A12])" office:value-type="float" office:value="8.12780988292749" calcext:value-type="float">
            <text:p>8.1278098829</text:p>
          </table:table-cell>
          <table:table-cell table:formula="of:=LOG([.B12])" office:value-type="float" office:value="1.36172783601759" calcext:value-type="float">
            <text:p>1.3617278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formula="of:=LOG(2^[.A13])" office:value-type="float" office:value="8.42883987859147" calcext:value-type="float">
            <text:p>8.4288398786</text:p>
          </table:table-cell>
          <table:table-cell table:formula="of:=LOG([.B13])" office:value-type="float" office:value="1.17609125905568" calcext:value-type="float">
            <text:p>1.17609125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formula="of:=LOG(2^[.A14])" office:value-type="float" office:value="8.72986987425545" calcext:value-type="float">
            <text:p>8.7298698743</text:p>
          </table:table-cell>
          <table:table-cell table:formula="of:=LOG([.B14])" office:value-type="float" office:value="0.778151250383644" calcext:value-type="float">
            <text:p>0.77815125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formula="of:=LOG(2^[.A15])" office:value-type="float" office:value="9.03089986991943" calcext:value-type="float">
            <text:p>9.0308998699</text:p>
          </table:table-cell>
          <table:table-cell table:formula="of:=LOG([.B15])" office:value-type="float" office:value="1.55630250076729" calcext:value-type="float">
            <text:p>1.55630250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formula="of:=LOG(2^[.A16])" office:value-type="float" office:value="9.33192986558342" calcext:value-type="float">
            <text:p>9.3319298656</text:p>
          </table:table-cell>
          <table:table-cell table:formula="of:=LOG([.B16])" office:value-type="float" office:value="1.68124123737559" calcext:value-type="float">
            <text:p>1.68124123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formula="of:=LOG(2^[.A17])" office:value-type="float" office:value="9.6329598612474" calcext:value-type="float">
            <text:p>9.6329598612</text:p>
          </table:table-cell>
          <table:table-cell table:formula="of:=LOG([.B17])" office:value-type="float" office:value="1.23044892137827" calcext:value-type="float">
            <text:p>1.23044892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LOG(2^[.A18])" office:value-type="float" office:value="9.93398985691138" calcext:value-type="float">
            <text:p>9.9339898569</text:p>
          </table:table-cell>
          <table:table-cell table:formula="of:=LOG([.B18])" office:value-type="float" office:value="1.57978359661681" calcext:value-type="float">
            <text:p>1.57978359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1" calcext:value-type="float">
            <text:p>101</text:p>
          </table:table-cell>
          <table:table-cell table:formula="of:=LOG(2^[.A19])" office:value-type="float" office:value="10.2350198525754" calcext:value-type="float">
            <text:p>10.2350198526</text:p>
          </table:table-cell>
          <table:table-cell table:formula="of:=LOG([.B19])" office:value-type="float" office:value="2.00432137378264" calcext:value-type="float">
            <text:p>2.00432137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table:formula="of:=LOG(2^[.A20])" office:value-type="float" office:value="10.5360498482393" calcext:value-type="float">
            <text:p>10.5360498482</text:p>
          </table:table-cell>
          <table:table-cell table:formula="of:=LOG([.B20])" office:value-type="float" office:value="1.83884909073726" calcext:value-type="float">
            <text:p>1.83884909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formula="of:=LOG(2^[.A21])" office:value-type="float" office:value="10.8370798439033" calcext:value-type="float">
            <text:p>10.8370798439</text:p>
          </table:table-cell>
          <table:table-cell table:formula="of:=LOG([.B21])" office:value-type="float" office:value="1.57978359661681" calcext:value-type="float">
            <text:p>1.57978359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4" calcext:value-type="float">
            <text:p>154</text:p>
          </table:table-cell>
          <table:table-cell table:formula="of:=LOG(2^[.A22])" office:value-type="float" office:value="11.1381098395673" calcext:value-type="float">
            <text:p>11.1381098396</text:p>
          </table:table-cell>
          <table:table-cell table:formula="of:=LOG([.B22])" office:value-type="float" office:value="2.18752072083646" calcext:value-type="float">
            <text:p>2.18752072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4" calcext:value-type="float">
            <text:p>204</text:p>
          </table:table-cell>
          <table:table-cell table:formula="of:=LOG(2^[.A23])" office:value-type="float" office:value="11.4391398352313" calcext:value-type="float">
            <text:p>11.4391398352</text:p>
          </table:table-cell>
          <table:table-cell table:formula="of:=LOG([.B23])" office:value-type="float" office:value="2.3096301674259" calcext:value-type="float">
            <text:p>2.30963016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table:formula="of:=LOG(2^[.A24])" office:value-type="float" office:value="11.7401698308953" calcext:value-type="float">
            <text:p>11.7401698309</text:p>
          </table:table-cell>
          <table:table-cell table:formula="of:=LOG([.B24])" office:value-type="float" office:value="1.92941892571429" calcext:value-type="float">
            <text:p>1.92941892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2" calcext:value-type="float">
            <text:p>192</text:p>
          </table:table-cell>
          <table:table-cell table:formula="of:=LOG(2^[.A25])" office:value-type="float" office:value="12.0411998265592" calcext:value-type="float">
            <text:p>12.0411998266</text:p>
          </table:table-cell>
          <table:table-cell table:formula="of:=LOG([.B25])" office:value-type="float" office:value="2.28330122870355" calcext:value-type="float">
            <text:p>2.283301228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3" calcext:value-type="float">
            <text:p>413</text:p>
          </table:table-cell>
          <table:table-cell table:formula="of:=LOG(2^[.A26])" office:value-type="float" office:value="12.3422298222232" calcext:value-type="float">
            <text:p>12.3422298222</text:p>
          </table:table-cell>
          <table:table-cell table:formula="of:=LOG([.B26])" office:value-type="float" office:value="2.6159500516564" calcext:value-type="float">
            <text:p>2.61595005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3" calcext:value-type="float">
            <text:p>293</text:p>
          </table:table-cell>
          <table:table-cell table:formula="of:=LOG(2^[.A27])" office:value-type="float" office:value="12.6432598178872" calcext:value-type="float">
            <text:p>12.6432598179</text:p>
          </table:table-cell>
          <table:table-cell table:formula="of:=LOG([.B27])" office:value-type="float" office:value="2.46686762035411" calcext:value-type="float">
            <text:p>2.46686762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2" calcext:value-type="float">
            <text:p>202</text:p>
          </table:table-cell>
          <table:table-cell table:formula="of:=LOG(2^[.A28])" office:value-type="float" office:value="12.9442898135512" calcext:value-type="float">
            <text:p>12.9442898136</text:p>
          </table:table-cell>
          <table:table-cell table:formula="of:=LOG([.B28])" office:value-type="float" office:value="2.30535136944662" calcext:value-type="float">
            <text:p>2.30535136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20" calcext:value-type="float">
            <text:p>620</text:p>
          </table:table-cell>
          <table:table-cell table:formula="of:=LOG(2^[.A29])" office:value-type="float" office:value="13.2453198092152" calcext:value-type="float">
            <text:p>13.2453198092</text:p>
          </table:table-cell>
          <table:table-cell table:formula="of:=LOG([.B29])" office:value-type="float" office:value="2.79239168949825" calcext:value-type="float">
            <text:p>2.79239168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48" calcext:value-type="float">
            <text:p>748</text:p>
          </table:table-cell>
          <table:table-cell table:formula="of:=LOG(2^[.A30])" office:value-type="float" office:value="13.5463498048792" calcext:value-type="float">
            <text:p>13.5463498049</text:p>
          </table:table-cell>
          <table:table-cell table:formula="of:=LOG([.B30])" office:value-type="float" office:value="2.87390159786446" calcext:value-type="float">
            <text:p>2.87390159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0" calcext:value-type="float">
            <text:p>380</text:p>
          </table:table-cell>
          <table:table-cell table:formula="of:=LOG(2^[.A31])" office:value-type="float" office:value="13.8473798005431" calcext:value-type="float">
            <text:p>13.8473798005</text:p>
          </table:table-cell>
          <table:table-cell table:formula="of:=LOG([.B31])" office:value-type="float" office:value="2.57978359661681" calcext:value-type="float">
            <text:p>2.57978359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66" calcext:value-type="float">
            <text:p>666</text:p>
          </table:table-cell>
          <table:table-cell table:formula="of:=LOG(2^[.A32])" office:value-type="float" office:value="14.1484097962071" calcext:value-type="float">
            <text:p>14.1484097962</text:p>
          </table:table-cell>
          <table:table-cell table:formula="of:=LOG([.B32])" office:value-type="float" office:value="2.8234742291703" calcext:value-type="float">
            <text:p>2.82347422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87" calcext:value-type="float">
            <text:p>1287</text:p>
          </table:table-cell>
          <table:table-cell table:formula="of:=LOG(2^[.A33])" office:value-type="float" office:value="14.4494397918711" calcext:value-type="float">
            <text:p>14.4494397919</text:p>
          </table:table-cell>
          <table:table-cell table:formula="of:=LOG([.B33])" office:value-type="float" office:value="3.10957854690439" calcext:value-type="float">
            <text:p>3.10957854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37" calcext:value-type="float">
            <text:p>937</text:p>
          </table:table-cell>
          <table:table-cell table:formula="of:=LOG(2^[.A34])" office:value-type="float" office:value="14.7504697875351" calcext:value-type="float">
            <text:p>14.7504697875</text:p>
          </table:table-cell>
          <table:table-cell table:formula="of:=LOG([.B34])" office:value-type="float" office:value="2.97173959088778" calcext:value-type="float">
            <text:p>2.97173959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6" calcext:value-type="float">
            <text:p>626</text:p>
          </table:table-cell>
          <table:table-cell table:formula="of:=LOG(2^[.A35])" office:value-type="float" office:value="15.0514997831991" calcext:value-type="float">
            <text:p>15.0514997832</text:p>
          </table:table-cell>
          <table:table-cell table:formula="of:=LOG([.B35])" office:value-type="float" office:value="2.79657433321043" calcext:value-type="float">
            <text:p>2.79657433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6T16:13:17.876848427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text-properties fo:font-size="12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69cm" svg:height="9.006cm" xlink:href=".." xlink:type="simple" chart:class="chart:scatter" chart:style-name="ch1">
        <chart:title svg:x="1.691cm" svg:y="0.316cm" chart:style-name="ch2">
          <text:p>log10(Nc) vs log10(2^k) ( y vs x) for T [0.2, 0.5]</text:p>
        </chart:title>
        <chart:plot-area chart:style-name="ch3" table:cell-range-address="Sheet1.C6:Sheet1.D35" svg:x="0.259cm" svg:y="1.301cm" svg:width="12.451cm" svg:height="7.525cm">
          <chartooo:coordinate-region svg:x="0.986cm" svg:y="1.501cm" svg:width="11.537cm" svg:height="6.6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6:Sheet1.D35" chart:class="chart:scatter">
            <chart:domain table:cell-range-address="Sheet1.C6:Sheet1.C35"/>
            <chart:regression-curve chart:style-name="ch7">
              <chart:equation chart:display-equation="true" chart:display-r-square="true" svg:x="1.28cm" svg:y="2.451cm" chart:style-name="ch8"/>
            </chart:regression-curve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02059991327962">
                <text:p>6.02059991327962</text:p>
                <draw:g>
                  <svg:desc>Sheet1.C6:Sheet1.C35</svg:desc>
                </draw:g>
              </table:table-cell>
              <table:table-cell office:value-type="float" office:value="0.778151250383644">
                <text:p>0.778151250383644</text:p>
                <draw:g>
                  <svg:desc>Sheet1.D6:Sheet1.D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3216299089436">
                <text:p>6.321629908943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92368990027157">
                <text:p>6.92368990027157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22471989593555">
                <text:p>7.22471989593555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52574989159953">
                <text:p>7.5257498915995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2677988726351">
                <text:p>7.82677988726351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12780988292749">
                <text:p>8.12780988292749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42883987859147">
                <text:p>8.42883987859147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72986987425545">
                <text:p>8.72986987425545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03089986991943">
                <text:p>9.03089986991943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33192986558342">
                <text:p>9.33192986558342</text:p>
              </table:table-cell>
              <table:table-cell office:value-type="float" office:value="1.68124123737559">
                <text:p>1.681241237375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6329598612474">
                <text:p>9.6329598612474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93398985691138">
                <text:p>9.93398985691138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2350198525754">
                <text:p>10.2350198525754</text:p>
              </table:table-cell>
              <table:table-cell office:value-type="float" office:value="2.00432137378264">
                <text:p>2.004321373782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5360498482393">
                <text:p>10.5360498482393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8370798439033">
                <text:p>10.8370798439033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1381098395673">
                <text:p>11.1381098395673</text:p>
              </table:table-cell>
              <table:table-cell office:value-type="float" office:value="2.18752072083646">
                <text:p>2.187520720836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4391398352313">
                <text:p>11.4391398352313</text:p>
              </table:table-cell>
              <table:table-cell office:value-type="float" office:value="2.3096301674259">
                <text:p>2.30963016742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7401698308953">
                <text:p>11.7401698308953</text:p>
              </table:table-cell>
              <table:table-cell office:value-type="float" office:value="1.92941892571429">
                <text:p>1.92941892571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0411998265592">
                <text:p>12.0411998265592</text:p>
              </table:table-cell>
              <table:table-cell office:value-type="float" office:value="2.28330122870355">
                <text:p>2.283301228703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3422298222232">
                <text:p>12.3422298222232</text:p>
              </table:table-cell>
              <table:table-cell office:value-type="float" office:value="2.6159500516564">
                <text:p>2.61595005165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6432598178872">
                <text:p>12.6432598178872</text:p>
              </table:table-cell>
              <table:table-cell office:value-type="float" office:value="2.46686762035411">
                <text:p>2.466867620354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9442898135512">
                <text:p>12.9442898135512</text:p>
              </table:table-cell>
              <table:table-cell office:value-type="float" office:value="2.30535136944662">
                <text:p>2.305351369446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2453198092152">
                <text:p>13.2453198092152</text:p>
              </table:table-cell>
              <table:table-cell office:value-type="float" office:value="2.79239168949825">
                <text:p>2.792391689498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5463498048792">
                <text:p>13.5463498048792</text:p>
              </table:table-cell>
              <table:table-cell office:value-type="float" office:value="2.87390159786446">
                <text:p>2.873901597864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8473798005431">
                <text:p>13.8473798005431</text:p>
              </table:table-cell>
              <table:table-cell office:value-type="float" office:value="2.57978359661681">
                <text:p>2.579783596616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1484097962071">
                <text:p>14.1484097962071</text:p>
              </table:table-cell>
              <table:table-cell office:value-type="float" office:value="2.8234742291703">
                <text:p>2.82347422917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4494397918711">
                <text:p>14.4494397918711</text:p>
              </table:table-cell>
              <table:table-cell office:value-type="float" office:value="3.10957854690439">
                <text:p>3.109578546904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7504697875351">
                <text:p>14.7504697875351</text:p>
              </table:table-cell>
              <table:table-cell office:value-type="float" office:value="2.97173959088778">
                <text:p>2.971739590887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0514997831991">
                <text:p>15.0514997831991</text:p>
              </table:table-cell>
              <table:table-cell office:value-type="float" office:value="2.79657433321043">
                <text:p>2.796574333210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